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se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urnemou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ght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l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diff Ci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lse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ystal Pala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t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lh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ddersfield Tow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ices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verpo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n Ci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n Ut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cast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ur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tf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st H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ol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23:06:06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8T22:31:44.649000000</meta:creation-date>
    <dc:date>2022-07-18T23:06:32.243000000</dc:date>
    <meta:editing-duration>PT7M3S</meta:editing-duration>
    <meta:editing-cycles>4</meta:editing-cycles>
    <meta:generator>LibreOffice/6.3.4.2$Windows_X86_64 LibreOffice_project/60da17e045e08f1793c57c00ba83cdfce946d0aa</meta:generator>
    <meta:document-statistic meta:table-count="1" meta:cell-count="42" meta:object-count="0"/>
  </office:meta>
</office:document-meta>
</file>